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import javax.swing.*;</text:p>
      <text:p text:style-name="Normal">import java.awt.*;</text:p>
      <text:p text:style-name="Normal">import java.awt.event.ActionEvent;</text:p>
      <text:p text:style-name="Normal">import java.awt.event.ActionListener;</text:p>
      <text:p text:style-name="Normal"/>
      <text:p text:style-name="Normal">public class SwingCalculator extends JFrame implements ActionListener {</text:p>
      <text:p text:style-name="Normal"><text:s text:c="4"/>private JTextField display;</text:p>
      <text:p text:style-name="Normal"><text:s text:c="4"/>private JButton[] numberButtons = new JButton[10];</text:p>
      <text:p text:style-name="Normal"><text:s text:c="4"/>private JButton[] functionButtons = new JButton[8];</text:p>
      <text:p text:style-name="Normal"><text:s text:c="4"/>private JButton addButton, subButton, mulButton, divButton;</text:p>
      <text:p text:style-name="Normal"><text:s text:c="4"/>private JButton decButton, equButton, delButton, clrButton, sqrtButton, powButton;</text:p>
      <text:p text:style-name="Normal"><text:s text:c="4"/>private JPanel panel;</text:p>
      <text:p text:style-name="Normal"/>
      <text:p text:style-name="Normal"><text:s text:c="4"/>private double num1 = 0, num2 = 0, result = 0;</text:p>
      <text:p text:style-name="Normal"><text:s text:c="4"/>private char operator;</text:p>
      <text:p text:style-name="Normal"/>
      <text:p text:style-name="Normal"><text:s text:c="4"/>public SwingCalculator() {</text:p>
      <text:p text:style-name="Normal"><text:s text:c="8"/>setTitle("Calculator");</text:p>
      <text:p text:style-name="Normal"><text:s text:c="8"/>setSize(420, 550);</text:p>
      <text:p text:style-name="Normal"><text:s text:c="8"/>setDefaultCloseOperation(JFrame.EXIT_ON_CLOSE);</text:p>
      <text:p text:style-name="Normal"><text:s text:c="8"/>setLayout(null);</text:p>
      <text:p text:style-name="Normal"/>
      <text:p text:style-name="Normal"><text:s text:c="8"/>display = new JTextField();</text:p>
      <text:p text:style-name="Normal"><text:s text:c="8"/>display.setBounds(50, 25, 300, 50);</text:p>
      <text:p text:style-name="Normal"><text:s text:c="8"/>display.setEditable(false);</text:p>
      <text:p text:style-name="Normal"><text:s text:c="8"/>add(display);</text:p>
      <text:p text:style-name="Normal"/>
      <text:p text:style-name="Normal"><text:s text:c="8"/>addButton = new JButton("+");</text:p>
      <text:p text:style-name="Normal"><text:s text:c="8"/>subButton = new JButton("-");</text:p>
      <text:p text:style-name="Normal"><text:s text:c="8"/>mulButton = new JButton("*");</text:p>
      <text:p text:style-name="Normal"><text:s text:c="8"/>divButton = new JButton("/");</text:p>
      <text:p text:style-name="Normal"><text:s text:c="8"/>decButton = new JButton(".");</text:p>
      <text:p text:style-name="Normal"><text:s text:c="8"/>equButton = new JButton("=");</text:p>
      <text:p text:style-name="Normal"><text:s text:c="8"/>delButton = new JButton("Del");</text:p>
      <text:p text:style-name="Normal"><text:s text:c="8"/>clrButton = new JButton("Clr");</text:p>
      <text:p text:style-name="Normal"><text:s text:c="8"/>sqrtButton = new JButton("√");</text:p>
      <text:p text:style-name="Normal"><text:s text:c="8"/>powButton = new JButton("^");</text:p>
      <text:p text:style-name="Normal"/>
      <text:p text:style-name="Normal"><text:s text:c="8"/>functionButtons[0] = addButton;</text:p>
      <text:p text:style-name="Normal"><text:s text:c="8"/>functionButtons[1] = subButton;</text:p>
      <text:p text:style-name="Normal"><text:s text:c="8"/>functionButtons[2] = mulButton;</text:p>
      <text:p text:style-name="Normal"><text:s text:c="8"/>functionButtons[3] = divButton;</text:p>
      <text:p text:style-name="Normal"><text:s text:c="8"/>functionButtons[4] = decButton;</text:p>
      <text:p text:style-name="Normal"><text:s text:c="8"/>functionButtons[5] = equButton;</text:p>
      <text:p text:style-name="Normal"><text:s text:c="8"/>functionButtons[6] = delButton;</text:p>
      <text:p text:style-name="Normal"><text:s text:c="8"/>functionButtons[7] = clrButton;</text:p>
      <text:p text:style-name="Normal"/>
      <text:p text:style-name="Normal"><text:s text:c="8"/>for (int i = 0; i &lt; 8; i++) {</text:p>
      <text:p text:style-name="Normal"><text:s text:c="12"/>functionButtons[i].addActionListener(this);</text:p>
      <text:p text:style-name="Normal"><text:s text:c="12"/>functionButtons[i].setFont(new Font("Arial", Font.BOLD, 20));</text:p>
      <text:p text:style-name="Normal"><text:s text:c="12"/>functionButtons[i].setFocusable(false);</text:p>
      <text:p text:style-name="Normal"><text:s text:c="8"/>}</text:p>
      <text:p text:style-name="Normal"/>
      <text:p text:style-name="Normal"><text:s text:c="8"/>for (int i = 0; i &lt; 10; i++) {</text:p>
      <text:p text:style-name="Normal"><text:s text:c="12"/>numberButtons[i] = new JButton(String.valueOf(i));</text:p>
      <text:p text:style-name="Normal"><text:s text:c="12"/>numberButtons[i].addActionListener(this);</text:p>
      <text:p text:style-name="Normal"><text:s text:c="12"/>numberButtons[i].setFont(new Font("Arial", Font.BOLD, 20));</text:p>
      <text:p text:style-name="Normal"><text:s text:c="12"/>numberButtons[i].setFocusable(false);</text:p>
      <text:p text:style-name="Normal"><text:s text:c="8"/>}</text:p>
      <text:p text:style-name="Normal"/>
      <text:p text:style-name="Normal"><text:s text:c="8"/>sqrtButton.addActionListener(this);</text:p>
      <text:p text:style-name="Normal"><text:s text:c="8"/>powButton.addActionListener(this);</text:p>
      <text:p text:style-name="Normal"><text:s text:c="8"/>sqrtButton.setFont(new Font("Arial", Font.BOLD, 20));</text:p>
      <text:p text:style-name="Normal"><text:s text:c="8"/>powButton.setFont(new Font("Arial", Font.BOLD, 20));</text:p>
      <text:p text:style-name="Normal"><text:s text:c="8"/>sqrtButton.setFocusable(false);</text:p>
      <text:p text:style-name="Normal"><text:s text:c="8"/>powButton.setFocusable(false);</text:p>
      <text:p text:style-name="Normal"/>
      <text:p text:style-name="Normal"><text:s text:c="8"/>panel = new JPanel();</text:p>
      <text:p text:style-name="Normal"><text:s text:c="8"/>panel.setBounds(50, 100, 300, 300);</text:p>
      <text:p text:style-name="Normal"><text:s text:c="8"/>panel.setLayout(new GridLayout(5, 4, 10, 10));</text:p>
      <text:p text:style-name="Normal"/>
      <text:p text:style-name="Normal"><text:s text:c="8"/>panel.add(numberButtons[1]);</text:p>
      <text:p text:style-name="Normal"><text:s text:c="8"/>panel.add(numberButtons[2]);</text:p>
      <text:p text:style-name="Normal"><text:s text:c="8"/>panel.add(numberButtons[3]);</text:p>
      <text:p text:style-name="Normal"><text:s text:c="8"/>panel.add(addButton);</text:p>
      <text:p text:style-name="Normal"><text:s text:c="8"/>panel.add(numberButtons[4]);</text:p>
      <text:p text:style-name="Normal"><text:s text:c="8"/>panel.add(numberButtons[5]);</text:p>
      <text:p text:style-name="Normal"><text:s text:c="8"/>panel.add(numberButtons[6]);</text:p>
      <text:p text:style-name="Normal"><text:s text:c="8"/>panel.add(subButton);</text:p>
      <text:p text:style-name="Normal"><text:s text:c="8"/>panel.add(numberButtons[7]);</text:p>
      <text:p text:style-name="Normal"><text:s text:c="8"/>panel.add(numberButtons[8]);</text:p>
      <text:p text:style-name="Normal"><text:s text:c="8"/>panel.add(numberButtons[9]);</text:p>
      <text:p text:style-name="Normal"><text:s text:c="8"/>panel.add(mulButton);</text:p>
      <text:p text:style-name="Normal"><text:s text:c="8"/>panel.add(decButton);</text:p>
      <text:p text:style-name="Normal"><text:s text:c="8"/>panel.add(numberButtons[0]);</text:p>
      <text:p text:style-name="Normal"><text:s text:c="8"/>panel.add(equButton);</text:p>
      <text:p text:style-name="Normal"><text:s text:c="8"/>panel.add(divButton);</text:p>
      <text:p text:style-name="Normal"><text:s text:c="8"/>panel.add(sqrtButton);</text:p>
      <text:p text:style-name="Normal"><text:s text:c="8"/>panel.add(powButton);</text:p>
      <text:p text:style-name="Normal"><text:s text:c="8"/>panel.add(delButton);</text:p>
      <text:p text:style-name="Normal"><text:s text:c="8"/>panel.add(clrButton);</text:p>
      <text:p text:style-name="Normal"/>
      <text:p text:style-name="Normal"><text:s text:c="8"/>add(panel);</text:p>
      <text:p text:style-name="Normal"><text:s text:c="8"/>setVisible(true);</text:p>
      <text:p text:style-name="Normal"><text:s text:c="4"/>}</text:p>
      <text:p text:style-name="Normal"/>
      <text:p text:style-name="Normal"><text:s text:c="4"/>@Override</text:p>
      <text:p text:style-name="Normal"><text:s text:c="4"/>public void actionPerformed(ActionEvent e) {</text:p>
      <text:p text:style-name="Normal"><text:s text:c="8"/>for (int i = 0; i &lt; 10; i++) {</text:p>
      <text:p text:style-name="Normal"><text:s text:c="12"/>if (e.getSource() == numberButtons[i]) {</text:p>
      <text:p text:style-name="Normal"><text:s text:c="16"/>display.setText(display.getText().concat(String.valueOf(i)));</text:p>
      <text:p text:style-name="Normal"><text:s text:c="12"/>}</text:p>
      <text:p text:style-name="Normal"><text:s text:c="8"/>}</text:p>
      <text:p text:style-name="Normal"><text:s text:c="8"/>if (e.getSource() == decButton) {</text:p>
      <text:p text:style-name="Normal"><text:s text:c="12"/>display.setText(display.getText().concat("."));</text:p>
      <text:p text:style-name="Normal"><text:s text:c="8"/>}</text:p>
      <text:p text:style-name="Normal"><text:s text:c="8"/>if (e.getSource() == addButton) {</text:p>
      <text:p text:style-name="Normal"><text:s text:c="12"/>num1 = Double.parseDouble(display.getText());</text:p>
      <text:p text:style-name="Normal"><text:s text:c="12"/>operator = '+';</text:p>
      <text:p text:style-name="Normal"><text:s text:c="12"/>display.setText("");</text:p>
      <text:p text:style-name="Normal"><text:s text:c="8"/>}</text:p>
      <text:p text:style-name="Normal"><text:s text:c="8"/>if (e.getSource() == subButton) {</text:p>
      <text:p text:style-name="Normal"><text:s text:c="12"/>num1 = Double.parseDouble(display.getText());</text:p>
      <text:p text:style-name="Normal"><text:s text:c="12"/>operator = '-';</text:p>
      <text:p text:style-name="Normal"><text:s text:c="12"/>display.setText("");</text:p>
      <text:p text:style-name="Normal"><text:s text:c="8"/>}</text:p>
      <text:p text:style-name="Normal"><text:s text:c="8"/>if (e.getSource() == mulButton) {</text:p>
      <text:p text:style-name="Normal"><text:s text:c="12"/>num1 = Double.parseDouble(display.getText());</text:p>
      <text:p text:style-name="Normal"><text:s text:c="12"/>operator = '*';</text:p>
      <text:p text:style-name="Normal"><text:s text:c="12"/>display.setText("");</text:p>
      <text:p text:style-name="Normal"><text:s text:c="8"/>}</text:p>
      <text:p text:style-name="Normal"><text:s text:c="8"/>if (e.getSource() == divButton) {</text:p>
      <text:p text:style-name="Normal"><text:s text:c="12"/>num1 = Double.parseDouble(display.getText());</text:p>
      <text:p text:style-name="Normal"><text:s text:c="12"/>operator = '/';</text:p>
      <text:p text:style-name="Normal"><text:s text:c="12"/>display.setText("");</text:p>
      <text:p text:style-name="Normal"><text:s text:c="8"/>}</text:p>
      <text:p text:style-name="Normal"><text:s text:c="8"/>if (e.getSource() == sqrtButton) {</text:p>
      <text:p text:style-name="Normal"><text:s text:c="12"/>num1 = Double.parseDouble(display.getText());</text:p>
      <text:p text:style-name="Normal"><text:s text:c="12"/>result = Math.sqrt(num1);</text:p>
      <text:p text:style-name="Normal"><text:s text:c="12"/>display.setText(String.valueOf(result));</text:p>
      <text:p text:style-name="Normal"><text:s text:c="8"/>}</text:p>
      <text:p text:style-name="Normal"><text:s text:c="8"/>if (e.getSource() == powButton) {</text:p>
      <text:p text:style-name="Normal"><text:s text:c="12"/>num1 = Double.parseDouble(display.getText());</text:p>
      <text:p text:style-name="Normal"><text:s text:c="12"/>operator = '^';</text:p>
      <text:p text:style-name="Normal"><text:s text:c="12"/>display.setText("");</text:p>
      <text:p text:style-name="Normal"><text:s text:c="8"/>}</text:p>
      <text:p text:style-name="Normal"><text:s text:c="8"/>if (e.getSource() == equButton) {</text:p>
      <text:p text:style-name="Normal"><text:s text:c="12"/>num2 = Double.parseDouble(display.getText());</text:p>
      <text:p text:style-name="Normal"/>
      <text:p text:style-name="Normal"><text:s text:c="12"/>switch (operator) {</text:p>
      <text:p text:style-name="Normal"><text:s text:c="16"/>case '+':</text:p>
      <text:p text:style-name="Normal"><text:s text:c="20"/>result = num1 + num2;</text:p>
      <text:p text:style-name="Normal"><text:s text:c="20"/>break;</text:p>
      <text:p text:style-name="Normal"><text:s text:c="16"/>case '-':</text:p>
      <text:p text:style-name="Normal"><text:s text:c="20"/>result = num1 - num2;</text:p>
      <text:p text:style-name="Normal"><text:s text:c="20"/>break;</text:p>
      <text:p text:style-name="Normal"><text:s text:c="16"/>case '*':</text:p>
      <text:p text:style-name="Normal"><text:s text:c="20"/>result = num1 * num2;</text:p>
      <text:p text:style-name="Normal"><text:s text:c="20"/>break;</text:p>
      <text:p text:style-name="Normal"><text:s text:c="16"/>case '/':</text:p>
      <text:p text:style-name="Normal"><text:s text:c="20"/>result = num1 / num2;</text:p>
      <text:p text:style-name="Normal"><text:s text:c="20"/>break;</text:p>
      <text:p text:style-name="Normal"><text:s text:c="16"/>case '^':</text:p>
      <text:p text:style-name="Normal"><text:s text:c="20"/>result = Math.pow(num1, num2);</text:p>
      <text:p text:style-name="Normal"><text:s text:c="20"/>break;</text:p>
      <text:p text:style-name="Normal"><text:s text:c="12"/>}</text:p>
      <text:p text:style-name="Normal"><text:s text:c="12"/>display.setText(String.valueOf(result));</text:p>
      <text:p text:style-name="Normal"><text:s text:c="12"/>num1 = result;</text:p>
      <text:p text:style-name="Normal"><text:s text:c="8"/>}</text:p>
      <text:p text:style-name="Normal"><text:s text:c="8"/>if (e.getSource() == clrButton) {</text:p>
      <text:p text:style-name="Normal"><text:s text:c="12"/>display.setText("");</text:p>
      <text:p text:style-name="Normal"><text:s text:c="8"/>}</text:p>
      <text:p text:style-name="Normal"><text:s text:c="8"/>if (e.getSource() == delButton) {</text:p>
      <text:p text:style-name="Normal"><text:s text:c="12"/>String string = display.getText();</text:p>
      <text:p text:style-name="Normal"><text:s text:c="12"/>display.setText("");</text:p>
      <text:p text:style-name="Normal"><text:s text:c="12"/>for (int i = 0; i &lt; string.length() - 1; i++) {</text:p>
      <text:p text:style-name="Normal"><text:s text:c="16"/>display.setText(display.getText() + string.charAt(i));</text:p>
      <text:p text:style-name="Normal"><text:s text:c="12"/>}</text:p>
      <text:p text:style-name="Normal"><text:s text:c="8"/>}</text:p>
      <text:p text:style-name="Normal"><text:s text:c="4"/>}</text:p>
      <text:p text:style-name="Normal"/>
      <text:p text:style-name="Normal"><text:s text:c="4"/>public static void main(String[] args) {</text:p>
      <text:p text:style-name="Normal"><text:s text:c="8"/>new SwingCalculator();</text:p>
      <text:p text:style-name="Normal"><text:s text:c="4"/>}</text:p>
      <text:p text:style-name="Normal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Christabel Adigidzi</meta:initial-creator>
    <dc:creator>Christabel Adigidzi</dc:creator>
    <meta:creation-date>2025-02-20T20:47:00Z</meta:creation-date>
    <dc:date>2025-02-20T20:47:00Z</dc:date>
    <meta:template xlink:href="Normal.dotm" xlink:type="simple"/>
    <meta:editing-cycles>2</meta:editing-cycles>
    <meta:editing-duration>PT120S</meta:editing-duration>
    <meta:document-statistic meta:page-count="1" meta:paragraph-count="11" meta:word-count="876" meta:character-count="5859" meta:row-count="41" meta:non-whitespace-character-count="4994"/>
  </office:meta>
</office:document-meta>
</file>